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X-50-100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office:value-type="string">
            <text:p>guaranteed size</text:p>
          </table:table-cell>
          <table:table-cell office:value-type="string">
            <text:p>probability</text:p>
          </table:table-cell>
          <table:table-cell office:value-type="string">
            <text:p># bets</text:p>
          </table:table-cell>
          <table:table-cell office:value-type="string">
            <text:p># slip bets</text:p>
          </table:table-cell>
          <table:table-cell office:value-type="string">
            <text:p>bet unit cost</text:p>
          </table:table-cell>
          <table:table-cell office:value-type="string">
            <text:p>bet total cost</text:p>
          </table:table-cell>
          <table:table-cell office:value-type="string">
            <text:p>millionaire cos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1579">
            <text:p>1421579</text:p>
          </table:table-cell>
          <table:table-cell office:value-type="float" office:value="2">
            <text:p>2</text:p>
          </table:table-cell>
          <table:table-cell table:formula="of:=[.C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]*[.E2]" office:value-type="float" office:value="2">
            <text:p>2</text:p>
          </table:table-cell>
          <table:table-cell table:formula="of:=([.B2]+1)*[.F2]" office:value-type="float" office:value="2843160">
            <text:p>284316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536">
            <text:p>234536</text:p>
          </table:table-cell>
          <table:table-cell office:value-type="float" office:value="6">
            <text:p>6</text:p>
          </table:table-cell>
          <table:table-cell table:formula="of:=[.C3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3]*[.E3]" office:value-type="float" office:value="6">
            <text:p>6</text:p>
          </table:table-cell>
          <table:table-cell table:formula="of:=([.B3]+1)*[.F3]" office:value-type="float" office:value="1407222">
            <text:p>1407222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16">
            <text:p>24616</text:p>
          </table:table-cell>
          <table:table-cell office:value-type="float" office:value="28">
            <text:p>28</text:p>
          </table:table-cell>
          <table:table-cell table:formula="of:=[.C4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C4]*[.E4]" office:value-type="float" office:value="28">
            <text:p>28</text:p>
          </table:table-cell>
          <table:table-cell table:formula="of:=([.B4]+1)*[.F4]" office:value-type="float" office:value="689276">
            <text:p>689276</text:p>
          </table:table-cell>
          <table:table-cell table:number-columns-repeated="1017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3036">
            <text:p>3036</text:p>
          </table:table-cell>
          <table:table-cell office:value-type="float" office:value="110">
            <text:p>110</text:p>
          </table:table-cell>
          <table:table-cell table:formula="of:=[.C5]"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[.C5]*[.E5]" office:value-type="float" office:value="110">
            <text:p>110</text:p>
          </table:table-cell>
          <table:table-cell table:formula="of:=([.B5]+1)*[.F5]" office:value-type="float" office:value="334070">
            <text:p>334070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635">
            <text:p>635</text:p>
          </table:table-cell>
          <table:table-cell office:value-type="float" office:value="252">
            <text:p>252</text:p>
          </table:table-cell>
          <table:table-cell table:style-name="ce3" table:formula="of:=[.C6]" office:value-type="float" office:value="252">
            <text:p>252</text:p>
          </table:table-cell>
          <table:table-cell office:value-type="float" office:value="1">
            <text:p>1</text:p>
          </table:table-cell>
          <table:table-cell table:style-name="ce2" table:formula="of:=[.C6]*[.E6]" office:value-type="float" office:value="252">
            <text:p>252</text:p>
          </table:table-cell>
          <table:table-cell table:style-name="ce2" table:formula="of:=([.B6]+1)*[.F6]" office:value-type="float" office:value="160272">
            <text:p>160272</text:p>
          </table:table-cell>
          <table:table-cell table:style-name="ce2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xi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00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3T21:49:17</meta:creation-date>
    <dc:date>2011-02-14T00:22:23</dc:date>
    <meta:editing-duration>PT01H39M28S</meta:editing-duration>
    <meta:editing-cycles>5</meta:editing-cycles>
    <meta:generator>OpenOffice.org/3.2$Unix OpenOffice.org_project/320m19$Build-9505</meta:generator>
    <meta:document-statistic meta:table-count="1" meta:cell-count="42" meta:object-count="0"/>
  </office:meta>
</office:document-meta>
</file>